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9.2999999998788496E-6" table:style-name="ce2">
            <text:p>9,30E-0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1500000000053101E-5" table:style-name="ce2">
            <text:p>1,15E-0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49000000000398E-5" table:style-name="ce2">
            <text:p>1,49E-0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599999999930199E-5" table:style-name="ce2">
            <text:p>2,46E-0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8000000000073499E-5" table:style-name="ce2">
            <text:p>1,80E-0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4100000000016801E-5" table:style-name="ce2">
            <text:p>1,41E-0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5400000000109699E-5" table:style-name="ce2">
            <text:p>1,54E-0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6699999999980599E-5" table:style-name="ce2">
            <text:p>1,67E-05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9100000000049599E-5" table:style-name="ce2">
            <text:p>1,91E-0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0599999999946201E-5" table:style-name="ce2">
            <text:p>4,06E-0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4499999999871799E-5" table:style-name="ce2">
            <text:p>2,45E-0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.7599999999814403E-5" table:style-name="ce2">
            <text:p>4,76E-05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1500000000002104E-5" table:style-name="ce2">
            <text:p>7,15E-05</text:p>
          </table:table-cell>
          <table:table-cell table:number-columns-repeated="6"/>
          <table:table-cell table:style-name="ce1">
            <draw:frame draw:z-index="1" draw:id="id0" draw:style-name="a0" draw:name="Graphique 1" svg:x="0.33333in" svg:y="0.11979in" svg:width="5.0125in" svg:height="3.03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.0999999999892198E-5" table:style-name="ce2">
            <text:p>3,10E-05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399999999961198E-5" table:style-name="ce2">
            <text:p>3,34E-0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3999999999867402E-5" table:style-name="ce2">
            <text:p>3,40E-05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71999999999594E-5" table:style-name="ce2">
            <text:p>3,72E-05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7840000000002201E-4" table:style-name="ce1">
            <text:p>0,0001784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.7299999999835806E-5" table:style-name="ce2">
            <text:p>7,73E-05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5900000000154097E-5" table:style-name="ce2">
            <text:p>4,59E-05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.7899999999989597E-5" table:style-name="ce2">
            <text:p>4,79E-05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.8099999999884299E-5" table:style-name="ce2">
            <text:p>4,81E-05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.0500000000175398E-5" table:style-name="ce2">
            <text:p>5,05E-05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2099999999999301E-5" table:style-name="ce2">
            <text:p>5,21E-05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.5200000000033E-5" table:style-name="ce2">
            <text:p>5,52E-0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8200000000008198E-5" table:style-name="ce2">
            <text:p>5,82E-05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.4899999999923298E-5" table:style-name="ce2">
            <text:p>6,49E-05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.8500000000026805E-5" table:style-name="ce2">
            <text:p>6,85E-05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62900000000076E-4" table:style-name="ce1">
            <text:p>0,0001629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.3910000000014702E-4" table:style-name="ce1">
            <text:p>0,0003391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9959999999996601E-4" table:style-name="ce1">
            <text:p>0,000199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0090000000005901E-4" table:style-name="ce1">
            <text:p>0,0002009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.1110000000001901E-4" table:style-name="ce1">
            <text:p>0,000211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1490000000001699E-4" table:style-name="ce1">
            <text:p>0,0002149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2459999999990799E-4" table:style-name="ce1">
            <text:p>0,0002246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3079999999997501E-4" table:style-name="ce1">
            <text:p>0,0002308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.3129999999982299E-4" table:style-name="ce1">
            <text:p>0,0002313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6430000000021698E-4" table:style-name="ce1">
            <text:p>0,0002643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8529999999983201E-4" table:style-name="ce1">
            <text:p>0,0001853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.9199999999965901E-5" table:style-name="ce2">
            <text:p>9,92E-05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.2100000000039305E-5" table:style-name="ce2">
            <text:p>9,21E-05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.7299999999966803E-5" table:style-name="ce2">
            <text:p>9,73E-05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7300000000188902E-5" table:style-name="ce2">
            <text:p>9,73E-05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.7499999999861505E-5" table:style-name="ce2">
            <text:p>9,75E-05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72199999999944E-4" table:style-name="ce1">
            <text:p>0,0002722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.8500000000008998E-4" table:style-name="ce1">
            <text:p>0,000285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3039999999996299E-4" table:style-name="ce1">
            <text:p>0,000230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.6260000000010103E-4" table:style-name="ce1">
            <text:p>0,0003626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.3990000000011501E-4" table:style-name="ce1">
            <text:p>0,0008399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6</meta:generator>
    <meta:initial-creator>Alexandra Dereze</meta:initial-creator>
    <dc:creator>Alexandra Dereze</dc:creator>
    <meta:creation-date>2021-04-02T09:27:58Z</meta:creation-date>
    <dc:date>2021-04-02T09:35:1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8.25pt" svg:width="360.9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Feuil1.$B$1:.$B$49" chart:class="chart:scatter" chart:attached-axis="primary-y" chart:style-name="G0S0">
            <chart:domain table:cell-range-address="Feuil1.$A$1:.$A$49"/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